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51" table:default-cell-style-name="ce1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2.69">
            <text:p>52.6900</text:p>
          </table:table-cell>
          <table:table-cell office:value-type="float" office:value="21.66">
            <text:p>21.6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office:value-type="float" office:value="22.09">
            <text:p>22.0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4.48">
            <text:p>54.4800</text:p>
          </table:table-cell>
          <table:table-cell office:value-type="float" office:value="21.64">
            <text:p>21.64</text:p>
          </table:table-cell>
          <table:table-cell table:number-columns-repeated="252"/>
        </table:table-row>
        <table:table-row table:style-name="ro2">
          <table:table-cell table:number-columns-repeated="4"/>
          <table:table-cell office:value-type="string">
            <text:p>#fsck? - removed resul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55.54">
            <text:p>55.5400</text:p>
          </table:table-cell>
          <table:table-cell office:value-type="float" office:value="21.92">
            <text:p>21.92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7])" office:value-type="float" office:value="54.625">
            <text:p>54.625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7])" office:value-type="float" office:value="1.40945615989525">
            <text:p>1.409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disabl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7.19">
            <text:p>57.1900</text:p>
          </table:table-cell>
          <table:table-cell office:value-type="float" office:value="23.74">
            <text:p>23.74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8.85">
            <text:p>58.8500</text:p>
          </table:table-cell>
          <table:table-cell office:value-type="float" office:value="23.27">
            <text:p>23.2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7.45">
            <text:p>57.4500</text:p>
          </table:table-cell>
          <table:table-cell office:value-type="float" office:value="22.98">
            <text:p>22.9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office:value-type="float" office:value="22.98">
            <text:p>22.9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8.31">
            <text:p>58.3100</text:p>
          </table:table-cell>
          <table:table-cell office:value-type="float" office:value="22.68">
            <text:p>22.68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12:.C16])" office:value-type="float" office:value="57.518">
            <text:p>57.518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12:.C16])" office:value-type="float" office:value="1.17256982734505">
            <text:p>1.172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3.16">
            <text:p>73.1600</text:p>
          </table:table-cell>
          <table:table-cell office:value-type="float" office:value="32.71">
            <text:p>32.71</text:p>
          </table:table-cell>
          <table:table-cell office:value-type="string">
            <text:p>#</text:p>
          </table:table-cell>
          <table:table-cell office:value-type="float" office:value="11.867395401">
            <text:p>11.8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2.74">
            <text:p>72.7400</text:p>
          </table:table-cell>
          <table:table-cell office:value-type="float" office:value="32.35">
            <text:p>32.35</text:p>
          </table:table-cell>
          <table:table-cell office:value-type="string">
            <text:p>#</text:p>
          </table:table-cell>
          <table:table-cell office:value-type="float" office:value="13.0159435272">
            <text:p>13.0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2.46">
            <text:p>72.4600</text:p>
          </table:table-cell>
          <table:table-cell office:value-type="float" office:value="31.87">
            <text:p>31.87</text:p>
          </table:table-cell>
          <table:table-cell office:value-type="string">
            <text:p>#</text:p>
          </table:table-cell>
          <table:table-cell office:value-type="float" office:value="10.9863107204">
            <text:p>10.9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2.1">
            <text:p>72.1000</text:p>
          </table:table-cell>
          <table:table-cell office:value-type="float" office:value="31.84">
            <text:p>31.84</text:p>
          </table:table-cell>
          <table:table-cell office:value-type="string">
            <text:p>#</text:p>
          </table:table-cell>
          <table:table-cell office:value-type="float" office:value="11.7022087574">
            <text:p>11.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2.92">
            <text:p>72.9200</text:p>
          </table:table-cell>
          <table:table-cell office:value-type="float" office:value="32.54">
            <text:p>32.54</text:p>
          </table:table-cell>
          <table:table-cell office:value-type="string">
            <text:p>#</text:p>
          </table:table-cell>
          <table:table-cell office:value-type="float" office:value="11.1088869572">
            <text:p>11.11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1:.C25])" office:value-type="float" office:value="72.676">
            <text:p>72.6760</text:p>
          </table:table-cell>
          <table:table-cell/>
          <table:table-cell office:value-type="string">
            <text:p>Average</text:p>
          </table:table-cell>
          <table:table-cell table:style-name="ce2" table:formula="oooc:=AVERAGE([.F21:.F25])" office:value-type="float" office:value="11.73614907264">
            <text:p>11.7361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1:.C25])" office:value-type="float" office:value="0.411193385160804">
            <text:p>0.4112</text:p>
          </table:table-cell>
          <table:table-cell/>
          <table:table-cell office:value-type="string">
            <text:p>Stddev</text:p>
          </table:table-cell>
          <table:table-cell table:style-name="ce2" table:formula="oooc:=STDEV([.F21:.F25])" office:value-type="float" office:value="0.808079003808625">
            <text:p>0.808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dis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4.07">
            <text:p>74.0700</text:p>
          </table:table-cell>
          <table:table-cell office:value-type="float" office:value="33.37">
            <text:p>33.37</text:p>
          </table:table-cell>
          <table:table-cell office:value-type="string">
            <text:p>#</text:p>
          </table:table-cell>
          <table:table-cell office:value-type="float" office:value="13.4033739567">
            <text:p>13.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5.06">
            <text:p>75.0600</text:p>
          </table:table-cell>
          <table:table-cell office:value-type="float" office:value="34.71">
            <text:p>34.71</text:p>
          </table:table-cell>
          <table:table-cell office:value-type="string">
            <text:p>#</text:p>
          </table:table-cell>
          <table:table-cell office:value-type="float" office:value="12.8102705479">
            <text:p>12.8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4.91">
            <text:p>74.9100</text:p>
          </table:table-cell>
          <table:table-cell office:value-type="float" office:value="34.35">
            <text:p>34.35</text:p>
          </table:table-cell>
          <table:table-cell office:value-type="string">
            <text:p>#</text:p>
          </table:table-cell>
          <table:table-cell office:value-type="float" office:value="10.6051330566">
            <text:p>10.6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4.66">
            <text:p>74.6600</text:p>
          </table:table-cell>
          <table:table-cell office:value-type="float" office:value="34.16">
            <text:p>34.16</text:p>
          </table:table-cell>
          <table:table-cell office:value-type="string">
            <text:p>#</text:p>
          </table:table-cell>
          <table:table-cell office:value-type="float" office:value="13.7801196575">
            <text:p>13.7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4.28">
            <text:p>74.2800</text:p>
          </table:table-cell>
          <table:table-cell office:value-type="float" office:value="33.42">
            <text:p>33.42</text:p>
          </table:table-cell>
          <table:table-cell office:value-type="string">
            <text:p>#</text:p>
          </table:table-cell>
          <table:table-cell office:value-type="float" office:value="13.0137069225">
            <text:p>13.01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0:.C34])" office:value-type="float" office:value="74.596">
            <text:p>74.5960</text:p>
          </table:table-cell>
          <table:table-cell/>
          <table:table-cell office:value-type="string">
            <text:p>Average</text:p>
          </table:table-cell>
          <table:table-cell table:style-name="ce2" table:formula="oooc:=AVERAGE([.F30:.F34])" office:value-type="float" office:value="12.72252082824">
            <text:p>12.7225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0:.C34])" office:value-type="float" office:value="0.416689332716835">
            <text:p>0.4167</text:p>
          </table:table-cell>
          <table:table-cell/>
          <table:table-cell office:value-type="string">
            <text:p>Stddev</text:p>
          </table:table-cell>
          <table:table-cell table:style-name="ce2" table:formula="oooc:=STDEV([.F30:.F34])" office:value-type="float" office:value="1.24075547515086">
            <text:p>1.2408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readahead disabled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formula="oooc:=[.C8]" office:value-type="float" office:value="54.625">
            <text:p>54.63</text:p>
          </table:table-cell>
          <table:table-cell office:value-type="string">
            <text:p>||</text:p>
          </table:table-cell>
          <table:table-cell table:formula="oooc:=[.C17]" office:value-type="float" office:value="57.518">
            <text:p>57.52</text:p>
          </table:table-cell>
          <table:table-cell office:value-type="string">
            <text:p>||</text:p>
          </table:table-cell>
          <table:table-cell table:formula="oooc:=[.F39]-[.D39]" office:value-type="float" office:value="2.89300000000001">
            <text:p>2.8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table:style-name="Default"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9]" office:value-type="float" office:value="1.40945615989525">
            <text:p>1.41</text:p>
          </table:table-cell>
          <table:table-cell office:value-type="string">
            <text:p>||</text:p>
          </table:table-cell>
          <table:table-cell table:formula="oooc:=[.C18]" office:value-type="float" office:value="1.17256982734505">
            <text:p>1.17</text:p>
          </table:table-cell>
          <table:table-cell office:value-type="string">
            <text:p>||</text:p>
          </table:table-cell>
          <table:table-cell table:formula="oooc:=[.F40]-[.D40]" office:value-type="float" office:value="-0.2368863325502">
            <text:p>-0.2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formula="oooc:=[.C26]" office:value-type="float" office:value="72.676">
            <text:p>72.68</text:p>
          </table:table-cell>
          <table:table-cell office:value-type="string">
            <text:p>||</text:p>
          </table:table-cell>
          <table:table-cell table:formula="oooc:=[.C35]" office:value-type="float" office:value="74.596">
            <text:p>74.6</text:p>
          </table:table-cell>
          <table:table-cell office:value-type="string">
            <text:p>||</text:p>
          </table:table-cell>
          <table:table-cell table:formula="oooc:=[.F41]-[.D41]" office:value-type="float" office:value="1.91999999999999">
            <text:p>1.9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27]" office:value-type="float" office:value="0.411193385160804">
            <text:p>0.41</text:p>
          </table:table-cell>
          <table:table-cell office:value-type="string">
            <text:p>||</text:p>
          </table:table-cell>
          <table:table-cell table:formula="oooc:=[.C36]" office:value-type="float" office:value="0.416689332716835">
            <text:p>0.42</text:p>
          </table:table-cell>
          <table:table-cell office:value-type="string">
            <text:p>||</text:p>
          </table:table-cell>
          <table:table-cell table:formula="oooc:=[.F42]-[.D42]" office:value-type="float" office:value="0.00549594755603106">
            <text:p>0.0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formula="oooc:=[.F26]" office:value-type="float" office:value="11.73614907264">
            <text:p>11.74</text:p>
          </table:table-cell>
          <table:table-cell office:value-type="string">
            <text:p>||</text:p>
          </table:table-cell>
          <table:table-cell table:formula="oooc:=[.F35]" office:value-type="float" office:value="12.72252082824">
            <text:p>12.72</text:p>
          </table:table-cell>
          <table:table-cell office:value-type="string">
            <text:p>||</text:p>
          </table:table-cell>
          <table:table-cell table:formula="oooc:=[.F43]-[.D43]" office:value-type="float" office:value="0.9863717556">
            <text:p>0.9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F27]" office:value-type="float" office:value="0.808079003808625">
            <text:p>0.81</text:p>
          </table:table-cell>
          <table:table-cell office:value-type="string">
            <text:p>||</text:p>
          </table:table-cell>
          <table:table-cell table:formula="oooc:=[.F36]" office:value-type="float" office:value="1.24075547515086">
            <text:p>1.24</text:p>
          </table:table-cell>
          <table:table-cell office:value-type="string">
            <text:p>||</text:p>
          </table:table-cell>
          <table:table-cell table:formula="oooc:=[.F44]-[.D44]" office:value-type="float" office:value="0.43267647134223">
            <text:p>0.4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formula="oooc:=[.D41]-[.D43]" office:value-type="float" office:value="60.93985092736">
            <text:p>60.94</text:p>
          </table:table-cell>
          <table:table-cell office:value-type="string">
            <text:p>||</text:p>
          </table:table-cell>
          <table:table-cell table:formula="oooc:=[.F41]-[.F43]" office:value-type="float" office:value="61.87347917176">
            <text:p>61.87</text:p>
          </table:table-cell>
          <table:table-cell office:value-type="string">
            <text:p>||</text:p>
          </table:table-cell>
          <table:table-cell table:formula="oooc:=[.F45]-[.D45]" office:value-type="float" office:value="0.933628244399991">
            <text:p>0.9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D42]-[.D44]" office:value-type="float" office:value="-0.396885618647821">
            <text:p>-0.4</text:p>
          </table:table-cell>
          <table:table-cell office:value-type="string">
            <text:p>||</text:p>
          </table:table-cell>
          <table:table-cell table:formula="oooc:=[.F42]-[.F44]" office:value-type="float" office:value="-0.82406614243402">
            <text:p>-0.82</text:p>
          </table:table-cell>
          <table:table-cell office:value-type="string">
            <text:p>||</text:p>
          </table:table-cell>
          <table:table-cell table:formula="oooc:=[.F46]-[.D46]" office:value-type="float" office:value="-0.427180523786199">
            <text:p>-0.4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formula="oooc:=[.D45]-[.D39]" office:value-type="float" office:value="6.31485092736">
            <text:p>6.31</text:p>
          </table:table-cell>
          <table:table-cell office:value-type="string">
            <text:p>||</text:p>
          </table:table-cell>
          <table:table-cell table:formula="oooc:=[.F45]-[.F39]" office:value-type="float" office:value="4.35547917175998">
            <text:p>4.36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2007-07-13</text:date>, <text:time>16:16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13T16:16:07</dc:date>
    <dc:language>pl-PL</dc:language>
    <meta:editing-cycles>6</meta:editing-cycles>
    <meta:editing-duration>P5DT2H54M41S</meta:editing-duration>
    <meta:user-defined meta:name="Info 1"/>
    <meta:user-defined meta:name="Info 2"/>
    <meta:user-defined meta:name="Info 3"/>
    <meta:user-defined meta:name="Info 4"/>
    <meta:document-statistic meta:table-count="3" meta:cell-count="183"/>
  </office:meta>
</office:document-meta>
</file>